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6" style:family="paragraph">
      <style:text-properties fo:language="none" fo:country="none" style:language-asian="none" style:country-asian="none" style:language-complex="none" style:country-complex="none"/>
    </style:style>
    <style:style style:name="P7" style:family="paragraph">
      <style:paragraph-properties fo:text-align="center"/>
    </style:style>
    <style:style style:name="T1" style:family="text">
      <style:text-properties style:font-name="Segoe UI Semibold" fo:font-size="28pt" fo:language="none" fo:country="none" style:text-underline-style="solid" style:text-underline-width="auto" style:text-underline-color="font-color" style:font-size-asian="28pt" style:language-asian="none" style:country-asian="none" style:font-size-complex="28pt" style:language-complex="none" style:country-complex="none"/>
    </style:style>
    <style:style style:name="T2" style:family="text">
      <style:text-properties style:font-name="Segoe UI" fo:font-size="32pt" fo:language="none" fo:country="none" style:text-underline-style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3" style:family="text">
      <style:text-properties style:font-name="Segoe UI Semibold" fo:font-size="28pt" fo:language="none" fo:country="none" style:font-size-asian="28pt" style:language-asian="none" style:country-asian="none" style:font-size-complex="28pt" style:language-complex="none" style:country-complex="none"/>
    </style:style>
    <style:style style:name="T4" style:family="text">
      <style:text-properties fo:color="#003d73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5" style:family="text">
      <style:text-properties fo:color="#003d73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6" style:family="text">
      <style:text-properties style:font-name="Segoe UI Semibold" fo:font-size="32pt" fo:language="none" fo:country="none" style:font-size-asian="32pt" style:language-asian="none" style:country-asian="none" style:font-size-complex="32pt" style:language-complex="none" style:country-complex="none"/>
    </style:style>
    <style:style style:name="T7" style:family="text">
      <style:text-properties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8" style:family="text">
      <style:text-properties fo:color="#000000"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9" style:family="text">
      <style:text-properties style:font-name="Segoe UI Semibold" fo:font-size="32pt" style:font-size-asian="32pt" style:font-size-complex="32pt"/>
    </style:style>
    <style:style style:name="T10" style:family="text">
      <style:text-properties style:font-name="Segoe UI Semibold" fo:font-size="26pt" style:font-size-asian="26pt" style:font-size-complex="26pt"/>
    </style:style>
    <style:style style:name="T11" style:family="text">
      <style:text-properties fo:color="#000000" style:font-name="Segoe UI" fo:font-size="32pt" fo:language="none" fo:country="none" fo:font-style="normal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4.372cm" svg:x="1.778cm" svg:y="1.016cm">
          <draw:text-box>
            <text:p text:style-name="P1"><text:span text:style-name="T1">PSALMODY</text:span></text:p>
            <text:p text:style-name="P1"><text:span text:style-name="T2">Psalm 124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24.384cm" svg:height="4.76cm" svg:x="1.778cm" svg:y="1.016cm">
          <draw:text-box>
            <text:p><text:span text:style-name="T4">1</text:span><text:span text:style-name="T5">If it had not been the LORD who was on our </text:span></text:p>
            <text:p><text:span text:style-name="T5"><text:s/></text:span><text:span text:style-name="T5">side -</text:span></text:p>
            <text:p><text:span text:style-name="T6"><text:s text:c="5"/></text:span><text:span text:style-name="T7">let Israel now say 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5" draw:layer="layout" svg:width="24.384cm" svg:height="4.76cm" svg:x="1.778cm" svg:y="1.016cm">
          <draw:text-box>
            <text:p><text:span text:style-name="T4">2</text:span><text:span text:style-name="T5">if it had not been the LORD who was on our </text:span></text:p>
            <text:p><text:span text:style-name="T5"><text:s/></text:span><text:span text:style-name="T5">side</text:span></text:p>
            <text:p><text:span text:style-name="T6"><text:s text:c="5"/></text:span><text:span text:style-name="T7">when people rose up against u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5" draw:layer="layout" svg:width="24.384cm" svg:height="6.263cm" svg:x="1.778cm" svg:y="1.016cm">
          <draw:text-box>
            <text:p><text:span text:style-name="T4">3</text:span><text:span text:style-name="T5">then they would have swallowed us up alive,</text:span></text:p>
            <text:p><text:span text:style-name="T6"><text:s text:c="5"/></text:span><text:span text:style-name="T7">when their anger was kindled against us;</text:span></text:p>
            <text:p><text:span text:style-name="T4">4</text:span><text:span text:style-name="T5">then the flood would have swept us away,</text:span></text:p>
            <text:p><text:span text:style-name="T6"><text:s text:c="5"/></text:span><text:span text:style-name="T7">the torrent would have gone over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5" draw:layer="layout" svg:width="24.384cm" svg:height="7.766cm" svg:x="1.778cm" svg:y="1.016cm">
          <draw:text-box>
            <text:p><text:span text:style-name="T4">5</text:span><text:span text:style-name="T5">then over us would have gone</text:span></text:p>
            <text:p><text:span text:style-name="T6"><text:s text:c="5"/></text:span><text:span text:style-name="T8">the raging waters.</text:span></text:p>
            <text:p><text:span text:style-name="T4">6</text:span><text:span text:style-name="T5">Blessed be the LORD,</text:span></text:p>
            <text:p><text:span text:style-name="T6"><text:s text:c="5"/></text:span><text:span text:style-name="T7">who has not given us as prey to their </text:span></text:p>
            <text:p><text:span text:style-name="T7"><text:s text:c="5"/></text:span><text:span text:style-name="T7">teet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5" draw:layer="layout" svg:width="24.384cm" svg:height="4.76cm" svg:x="1.778cm" svg:y="1.016cm">
          <draw:text-box>
            <text:p><text:span text:style-name="T4">7</text:span><text:span text:style-name="T5">We have escaped like a bird from the snare of </text:span></text:p>
            <text:p><text:span text:style-name="T5"><text:s/></text:span><text:span text:style-name="T5">the fowlers; </text:span></text:p>
            <text:p><text:span text:style-name="T6"><text:s text:c="5"/></text:span><text:span text:style-name="T7">the snare is broken, and we have escape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5" draw:layer="layout" svg:width="24.384cm" svg:height="5.98cm" svg:x="1.778cm" svg:y="1.016cm">
          <draw:text-box>
            <text:p><text:span text:style-name="T4">8</text:span><text:span text:style-name="T5">Our help is in the name of the LORD,</text:span></text:p>
            <text:p><text:span text:style-name="T6"><text:s text:c="5"/></text:span><text:span text:style-name="T8">who made heaven and earth.</text:span></text:p>
            <text:p text:style-name="P6"><text:span text:style-name="T9"/></text:p>
            <text:p text:style-name="P7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5" draw:layer="layout" svg:width="24.384cm" svg:height="8.986cm" svg:x="1.778cm" svg:y="1.016cm">
          <draw:text-box>
            <text:p text:style-name="P7"><text:span text:style-name="T11">Glory be to the Father and to the Son</text:span></text:p>
            <text:p text:style-name="P7"><text:span text:style-name="T11">and to the Holy Spirit,</text:span></text:p>
            <text:p text:style-name="P7"><text:span text:style-name="T11">as it was in the beginning,</text:span></text:p>
            <text:p text:style-name="P7"><text:span text:style-name="T11">is now, and will be forever. Amen.</text:span></text:p>
            <text:p text:style-name="P6"><text:span text:style-name="T9"/></text:p>
            <text:p text:style-name="P7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1:57:49.208000000</meta:creation-date>
    <dc:title>Blue template</dc:title>
    <meta:editing-duration>PT56S</meta:editing-duration>
    <meta:editing-cycles>3</meta:editing-cycles>
    <meta:generator>LibreOffice/6.0.1.1$Windows_X86_64 LibreOffice_project/60bfb1526849283ce2491346ed2aa51c465abfe6</meta:generator>
    <dc:date>2018-06-21T12:20:10.588000000</dc:date>
    <meta:document-statistic meta:object-count="45"/>
  </office:meta>
</office:document-meta>
</file>